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1022" table:default-cell-style-name="Default"/>
        <table:table-row table:style-name="ro1">
          <table:table-cell table:style-name="ce22" office:value-type="string" calcext:value-type="string">
            <text:p>Step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Status</text:p>
          </table:table-cell>
          <table:table-cell table:style-name="ce22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Download</text:p>
          </table:table-cell>
          <table:table-cell table:style-name="ce22" office:value-type="string" calcext:value-type="string">
            <text:p>URL</text:p>
          </table:table-cell>
          <table:table-cell table:style-name="ce22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6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4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OK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SV22WE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, 2nd POKEY supported</text:p>
          </table:table-cell>
          <table:table-cell table:style-name="ce8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AV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4];1;FIND(&quot;:&quot;;[.A4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CARLETW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];1;FIND(&quot;:&quot;;[.A5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ETHO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6];1;FIND(&quot;:&quot;;[.A6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ILLYGIA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MISSING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WOMANIN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ATASCII:LORIGIN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0];1;FIND(&quot;:&quot;;[.A10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THETRU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1];1;FIND(&quot;:&quot;;[.A11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DRAGONHU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PONGFATH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ATASCII3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HAPPYFOX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AGEOFFAL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TWOMAN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MSX:NHMB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ESC, RESET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LINEARMO</text:p>
          </table:table-cell>
          <table:table-cell table:style-name="ce15" office:value-type="string" calcext:value-type="string">
            <text:p>NOT 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19];1;FIND(&quot;:&quot;;[.A19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 office:value-type="string" calcext:value-type="string">
            <text:p>Whatsapp to Buddy 2+8.9.24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SILKY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8" table:formula="of:=MID([.A20];1;FIND(&quot;:&quot;;[.A20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UN</text:p>
          </table:table-cell>
          <table:table-cell table:style-name="ce15" office:value-type="string" calcext:value-type="string">
            <text:p>NOT OK</text:p>
          </table:table-cell>
          <table:table-cell table:style-name="ce29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21];1;FIND(&quot;:&quot;;[.A21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YES</text:p>
          </table:table-cell>
          <table:table-cell table:style-name="ce12"/>
          <table:table-cell table:style-name="ce13" office:value-type="string" calcext:value-type="string">
            <text:p>Mail sent to Foster/Zelax 2.9.24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NAILRU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22];1;FIND(&quot;:&quot;;[.A22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3" office:value-type="string" calcext:value-type="string">
            <text:p>GAME256:SILLYLA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23];1;FIND(&quot;:&quot;;[.A23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MUTACJA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24];1;FIND(&quot;:&quot;;[.A24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ONESCAPE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supported</text:p>
          </table:table-cell>
          <table:table-cell table:style-name="ce8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LASTNIN2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ROHIBAN</text:p>
          </table:table-cell>
          <table:table-cell table:style-name="ce8" office:value-type="string" calcext:value-type="string">
            <text:p>OK (SEPARATELY)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VILLAGE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8];1;FIND(&quot;:&quot;;[.A28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LOVETRIS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29];1;FIND(&quot;:&quot;;[.A29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NINJA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0];1;FIND(&quot;:&quot;;[.A30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EADOW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1];1;FIND(&quot;:&quot;;[.A31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MTRXLOGO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INFHELI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SIMPLASM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JSPRITES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5];1;FIND(&quot;:&quot;;[.A35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SPACER</text:p>
          </table:table-cell>
          <table:table-cell table:number-columns-repeated="4"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36];1;FIND(&quot;:&quot;;[.A36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PEBBLES</text:p>
          </table:table-cell>
          <table:table-cell table:style-name="ce8" office:value-type="string" calcext:value-type="string">
            <text:p>OK (FIXED)</text:p>
          </table:table-cell>
          <table:table-cell table:number-columns-repeated="3"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7];1;FIND(&quot;:&quot;;[.A37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AC23INV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8];1;FIND(&quot;:&quot;;[.A38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16K:SILLYRIB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39];1;FIND(&quot;:&quot;;[.A39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 office:value-type="string" calcext:value-type="string">
            <text:p>INTRO16K:NINJA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40];1;FIND(&quot;:&quot;;[.A40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INTRO16K:FLOATING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8" table:formula="of:=MID([.A41];1;FIND(&quot;:&quot;;[.A41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UNIFIED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office:value-type="string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XM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ANTIC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RSVOXEL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T100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WS2022</text:p>
          </table:table-cell>
          <table:table-cell table:style-name="ce29" office:value-type="string" calcext:value-type="string">
            <text:p>TODO</text:p>
          </table:table-cell>
          <table:table-cell table:number-columns-repeated="4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REGUSKOR</text:p>
          </table:table-cell>
          <table:table-cell table:style-name="ce29" office:value-type="string" calcext:value-type="string">
            <text:p>TODO</text:p>
          </table:table-cell>
          <table:table-cell table:number-columns-repeated="4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NYD23INV</text:p>
          </table:table-cell>
          <table:table-cell table:number-columns-repeated="3" table:style-name="ce29" office:value-type="string" calcext:value-type="string">
            <text:p>TODO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VBXE:BURNBLIT</text:p>
          </table:table-cell>
          <table:table-cell table:style-name="ce29" office:value-type="string" calcext:value-type="string">
            <text:p>OK (FIXED)</text:p>
          </table:table-cell>
          <table:table-cell table:style-name="ce29" office:value-type="string" calcext:value-type="string">
            <text:p>COLD (FIXED)</text:p>
          </table:table-cell>
          <table:table-cell table:style-name="ce29" office:value-type="string" calcext:value-type="string">
            <text:p>RESET</text:p>
          </table:table-cell>
          <table:table-cell table:style-name="ce29" office:value-type="string" calcext:value-type="string">
            <text:p>OK</text:p>
          </table:table-cell>
          <table:table-cell table:style-name="ce15" office:value-type="string" calcext:value-type="string">
            <text:p>Mono</text:p>
          </table:table-cell>
          <table:table-cell table:style-name="ce8" office:value-type="string" calcext:value-type="string">
            <text:p>DEMO</text:p>
          </table:table-cell>
          <table:table-cell table:style-name="ce29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CHILTRO1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COLD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Stereo, 2nd POKEY required</text:p>
          </table:table-cell>
          <table:table-cell table:style-name="ce8" table:formula="of:=MID([.A51];1;FIND(&quot;:&quot;;[.A51];4)-1)" office:value-type="string" office:string-value="WILD" calcext:value-type="string">
            <text:p>WILD</text:p>
          </table:table-cell>
          <table:table-cell table:style-name="ce32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RYDEEN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32" office:value-type="string" calcext:value-type="string">
            <text:p>ESC, RESET</text:p>
          </table:table-cell>
          <table:table-cell table:style-name="ce32" office:value-type="string" calcext:value-type="string">
            <text:p>OK</text:p>
          </table:table-cell>
          <table:table-cell table:style-name="ce32" office:value-type="string" calcext:value-type="string">
            <text:p>Mono</text:p>
          </table:table-cell>
          <table:table-cell table:style-name="ce8" table:formula="of:=MID([.A52];1;FIND(&quot;:&quot;;[.A52];4)-1)" office:value-type="string" office:string-value="WILD" calcext:value-type="string">
            <text:p>WILD</text:p>
          </table:table-cell>
          <table:table-cell table:style-name="ce32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BOL1972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8" office:value-type="string" calcext:value-type="string">
            <text:p>ANY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3];1;FIND(&quot;:&quot;;[.A5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PWRRANG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WARM (OK)</text:p>
          </table:table-cell>
          <table:table-cell table:style-name="ce32" office:value-type="string" calcext:value-type="string">
            <text:p>RESET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8" table:formula="of:=MID([.A54];1;FIND(&quot;:&quot;;[.A5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22" office:value-type="string" calcext:value-type="string">
            <text:p>Steps Required</text:p>
          </table:table-cell>
          <table:table-cell table:style-name="ce6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35" calcext:value-type="float">
            <text:p>35</text:p>
          </table:table-cell>
          <table:table-cell table:style-name="ce24"/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style-name="ce22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teps Done</text:p>
          </table:table-cell>
          <table:table-cell table:style-name="ce10" table:formula="of:=1-[.B58]/[.B57]" office:value-type="percentage" office:value="0.867924528301887" calcext:value-type="percentage">
            <text:p>87%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tries Available</text:p>
          </table:table-cell>
          <table:table-cell table:style-name="ce6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ntries DONE</text:p>
          </table:table-cell>
          <table:table-cell table:style-name="ce6" table:formula="of:=COUNTIF([.H2:.H54];&quot;NO&quot;)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tries TODO</text:p>
          </table:table-cell>
          <table:table-cell table:style-name="ce6" table:formula="of:=[.B61]-[.B62]" office:value-type="float" office:value="11" calcext:value-type="float">
            <text:p>11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2" office:value-type="string" calcext:value-type="string">
            <text:p>Entries Done</text:p>
          </table:table-cell>
          <table:table-cell table:style-name="ce10" table:formula="of:=1-[.B63]/[.B61]" office:value-type="percentage" office:value="0.792452830188679" calcext:value-type="percentage">
            <text:p>79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Bonuses</text:p>
          </table:table-cell>
          <table:table-cell table:style-name="ce24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Songs</text:p>
          </table:table-cell>
          <table:table-cell table:style-name="ce24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Graphics</text:p>
          </table:table-cell>
          <table:table-cell table:style-name="ce24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Intros</text:p>
          </table:table-cell>
          <table:table-cell table:style-name="ce24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Demos</text:p>
          </table:table-cell>
          <table:table-cell table:style-name="ce24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Games</text:p>
          </table:table-cell>
          <table:table-cell table:style-name="ce24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4"/>
          <table:table-cell table:number-columns-repeated="60"/>
        </table:table-row>
        <table:table-row table:style-name="ro1">
          <table:table-cell table:style-name="ce24" office:value-type="string" calcext:value-type="string">
            <text:p>Wilds</text:p>
          </table:table-cell>
          <table:table-cell table:style-name="ce24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21:07:49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8T21:59:18.022000000</dc:date>
    <meta:editing-cycles>805</meta:editing-cycles>
    <meta:editing-duration>P12DT11H47M36S</meta:editing-duration>
    <meta:generator>LibreOffice/7.1.5.2$Windows_x86 LibreOffice_project/85f04e9f809797b8199d13c421bd8a2b025d52b5</meta:generator>
    <meta:document-statistic meta:table-count="3" meta:cell-count="55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